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3.50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2.669cm"/>
    </style:style>
    <style:style style:name="co15" style:family="table-column">
      <style:table-column-properties fo:break-before="auto" style:column-width="3.14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6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/>
          <table:table-cell office:value-type="string">
            <text:p>puolue_lyh</text:p>
          </table:table-cell>
          <table:table-cell office:value-type="string">
            <text:p>ilmoittaneita</text:p>
          </table:table-cell>
          <table:table-cell office:value-type="string">
            <text:p>rahoitus_tot</text:p>
          </table:table-cell>
          <table:table-cell office:value-type="string">
            <text:p>kulut_tot</text:p>
          </table:table-cell>
          <table:table-cell office:value-type="string">
            <text:p>omat_varat</text:p>
          </table:table-cell>
          <table:table-cell office:value-type="string">
            <text:p>lainat</text:p>
          </table:table-cell>
          <table:table-cell office:value-type="string">
            <text:p>yksityinen_tuki</text:p>
          </table:table-cell>
          <table:table-cell office:value-type="string">
            <text:p>yritys_tuki</text:p>
          </table:table-cell>
          <table:table-cell office:value-type="string">
            <text:p>puolue_tuki</text:p>
          </table:table-cell>
          <table:table-cell office:value-type="string">
            <text:p>puolueyhdistys_tuki</text:p>
          </table:table-cell>
          <table:table-cell office:value-type="string">
            <text:p>valitettu_tuki</text:p>
          </table:table-cell>
          <table:table-cell office:value-type="string">
            <text:p>muu_tuki</text:p>
          </table:table-cell>
          <table:table-cell office:value-type="string">
            <text:p>ehdokkaita_tot</text:p>
          </table:table-cell>
          <table:table-cell office:value-type="string">
            <text:p>ilmoittaneita_pros</text:p>
          </table:table-cell>
          <table:table-cell office:value-type="string">
            <text:p>suht_rahoitus</text:p>
          </table:table-cell>
          <table:table-cell office:value-type="string">
            <text:p>suht_yritys_rahoitu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KD</text:p>
          </table:table-cell>
          <table:table-cell office:value-type="float" office:value="13">
            <text:p>13</text:p>
          </table:table-cell>
          <table:table-cell office:value-type="float" office:value="116462">
            <text:p>116462</text:p>
          </table:table-cell>
          <table:table-cell office:value-type="float" office:value="120903">
            <text:p>120903</text:p>
          </table:table-cell>
          <table:table-cell office:value-type="float" office:value="34231">
            <text:p>34231</text:p>
          </table:table-cell>
          <table:table-cell office:value-type="float" office:value="4000">
            <text:p>4000</text:p>
          </table:table-cell>
          <table:table-cell office:value-type="float" office:value="8134">
            <text:p>8134</text:p>
          </table:table-cell>
          <table:table-cell office:value-type="float" office:value="2389">
            <text:p>2389</text:p>
          </table:table-cell>
          <table:table-cell office:value-type="float" office:value="9998">
            <text:p>9998</text:p>
          </table:table-cell>
          <table:table-cell office:value-type="float" office:value="44590">
            <text:p>44590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string">
            <text:p>0.07</text:p>
          </table:table-cell>
          <table:table-cell office:value-type="string">
            <text:p>8958.62</text:p>
          </table:table-cell>
          <table:table-cell office:value-type="string">
            <text:p>183.7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KESK</text:p>
          </table:table-cell>
          <table:table-cell office:value-type="float" office:value="125">
            <text:p>125</text:p>
          </table:table-cell>
          <table:table-cell office:value-type="float" office:value="2252772">
            <text:p>2252772</text:p>
          </table:table-cell>
          <table:table-cell office:value-type="float" office:value="2219340">
            <text:p>2219340</text:p>
          </table:table-cell>
          <table:table-cell office:value-type="float" office:value="834826">
            <text:p>834826</text:p>
          </table:table-cell>
          <table:table-cell office:value-type="float" office:value="205000">
            <text:p>205000</text:p>
          </table:table-cell>
          <table:table-cell office:value-type="float" office:value="396799">
            <text:p>396799</text:p>
          </table:table-cell>
          <table:table-cell office:value-type="float" office:value="392135">
            <text:p>392135</text:p>
          </table:table-cell>
          <table:table-cell office:value-type="float" office:value="53955">
            <text:p>53955</text:p>
          </table:table-cell>
          <table:table-cell office:value-type="float" office:value="226778">
            <text:p>226778</text:p>
          </table:table-cell>
          <table:table-cell office:value-type="float" office:value="14550">
            <text:p>14550</text:p>
          </table:table-cell>
          <table:table-cell office:value-type="float" office:value="97677">
            <text:p>97677</text:p>
          </table:table-cell>
          <table:table-cell office:value-type="float" office:value="233">
            <text:p>233</text:p>
          </table:table-cell>
          <table:table-cell office:value-type="string">
            <text:p>0.54</text:p>
          </table:table-cell>
          <table:table-cell office:value-type="string">
            <text:p>18022.18</text:p>
          </table:table-cell>
          <table:table-cell office:value-type="string">
            <text:p>3137.08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KOK</text:p>
          </table:table-cell>
          <table:table-cell office:value-type="float" office:value="19">
            <text:p>19</text:p>
          </table:table-cell>
          <table:table-cell office:value-type="float" office:value="448728">
            <text:p>448728</text:p>
          </table:table-cell>
          <table:table-cell office:value-type="float" office:value="456600">
            <text:p>456600</text:p>
          </table:table-cell>
          <table:table-cell office:value-type="float" office:value="216736">
            <text:p>216736</text:p>
          </table:table-cell>
          <table:table-cell office:value-type="float" office:value="50000">
            <text:p>50000</text:p>
          </table:table-cell>
          <table:table-cell office:value-type="float" office:value="57736">
            <text:p>57736</text:p>
          </table:table-cell>
          <table:table-cell office:value-type="float" office:value="82722">
            <text:p>82722</text:p>
          </table:table-cell>
          <table:table-cell office:value-type="float" office:value="1500">
            <text:p>1500</text:p>
          </table:table-cell>
          <table:table-cell office:value-type="float" office:value="30890">
            <text:p>30890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32">
            <text:p>232</text:p>
          </table:table-cell>
          <table:table-cell office:value-type="string">
            <text:p>0.08</text:p>
          </table:table-cell>
          <table:table-cell office:value-type="string">
            <text:p>23617.26</text:p>
          </table:table-cell>
          <table:table-cell office:value-type="string">
            <text:p>4353.79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M11</text:p>
          </table:table-cell>
          <table:table-cell office:value-type="float" office:value="19">
            <text:p>19</text:p>
          </table:table-cell>
          <table:table-cell office:value-type="float" office:value="7239">
            <text:p>7239</text:p>
          </table:table-cell>
          <table:table-cell office:value-type="float" office:value="7654">
            <text:p>7654</text:p>
          </table:table-cell>
          <table:table-cell office:value-type="float" office:value="4743">
            <text:p>4743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6">
            <text:p>416</text:p>
          </table:table-cell>
          <table:table-cell office:value-type="float" office:value="66">
            <text:p>66</text:p>
          </table:table-cell>
          <table:table-cell office:value-type="string">
            <text:p>0.29</text:p>
          </table:table-cell>
          <table:table-cell office:value-type="float" office:value="381">
            <text:p>381</text:p>
          </table:table-cell>
          <table:table-cell table:style-name="ce1" office:value-type="string">
            <text:p>3.95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PIR</text:p>
          </table:table-cell>
          <table:table-cell office:value-type="float" office:value="81">
            <text:p>81</text:p>
          </table:table-cell>
          <table:table-cell office:value-type="float" office:value="11887">
            <text:p>11887</text:p>
          </table:table-cell>
          <table:table-cell office:value-type="float" office:value="12972">
            <text:p>12972</text:p>
          </table:table-cell>
          <table:table-cell office:value-type="float" office:value="9021">
            <text:p>9021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string">
            <text:p>0.64</text:p>
          </table:table-cell>
          <table:table-cell office:value-type="string">
            <text:p>146.75</text:p>
          </table:table-cell>
          <table:table-cell table:style-name="ce1" office:value-type="string">
            <text:p>3.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PS</text:p>
          </table:table-cell>
          <table:table-cell office:value-type="float" office:value="32">
            <text:p>32</text:p>
          </table:table-cell>
          <table:table-cell office:value-type="float" office:value="234317">
            <text:p>234317</text:p>
          </table:table-cell>
          <table:table-cell office:value-type="float" office:value="230396">
            <text:p>230396</text:p>
          </table:table-cell>
          <table:table-cell office:value-type="float" office:value="164749">
            <text:p>164749</text:p>
          </table:table-cell>
          <table:table-cell office:value-type="float" office:value="0">
            <text:p>0</text:p>
          </table:table-cell>
          <table:table-cell office:value-type="float" office:value="28333">
            <text:p>28333</text:p>
          </table:table-cell>
          <table:table-cell office:value-type="float" office:value="18539">
            <text:p>18539</text:p>
          </table:table-cell>
          <table:table-cell office:value-type="float" office:value="1976">
            <text:p>1976</text:p>
          </table:table-cell>
          <table:table-cell office:value-type="float" office:value="22691">
            <text:p>22691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238">
            <text:p>238</text:p>
          </table:table-cell>
          <table:table-cell office:value-type="string">
            <text:p>0.13</text:p>
          </table:table-cell>
          <table:table-cell office:value-type="string">
            <text:p>7322.41</text:p>
          </table:table-cell>
          <table:table-cell office:value-type="string">
            <text:p>579.3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RKP</text:p>
          </table:table-cell>
          <table:table-cell office:value-type="float" office:value="6">
            <text:p>6</text:p>
          </table:table-cell>
          <table:table-cell office:value-type="float" office:value="39435">
            <text:p>39435</text:p>
          </table:table-cell>
          <table:table-cell office:value-type="float" office:value="39690">
            <text:p>39690</text:p>
          </table:table-cell>
          <table:table-cell office:value-type="float" office:value="3050">
            <text:p>3050</text:p>
          </table:table-cell>
          <table:table-cell office:value-type="float" office:value="0">
            <text:p>0</text:p>
          </table:table-cell>
          <table:table-cell office:value-type="float" office:value="2930">
            <text:p>2930</text:p>
          </table:table-cell>
          <table:table-cell office:value-type="float" office:value="5795">
            <text:p>5795</text:p>
          </table:table-cell>
          <table:table-cell office:value-type="float" office:value="6000">
            <text:p>6000</text:p>
          </table:table-cell>
          <table:table-cell office:value-type="float" office:value="2430">
            <text:p>2430</text:p>
          </table:table-cell>
          <table:table-cell office:value-type="float" office:value="12000">
            <text:p>12000</text:p>
          </table:table-cell>
          <table:table-cell office:value-type="float" office:value="7230">
            <text:p>7230</text:p>
          </table:table-cell>
          <table:table-cell office:value-type="float" office:value="83">
            <text:p>83</text:p>
          </table:table-cell>
          <table:table-cell office:value-type="string">
            <text:p>0.07</text:p>
          </table:table-cell>
          <table:table-cell office:value-type="string">
            <text:p>6572.5</text:p>
          </table:table-cell>
          <table:table-cell office:value-type="string">
            <text:p>965.8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SDP</text:p>
          </table:table-cell>
          <table:table-cell office:value-type="float" office:value="44">
            <text:p>44</text:p>
          </table:table-cell>
          <table:table-cell office:value-type="float" office:value="515343">
            <text:p>515343</text:p>
          </table:table-cell>
          <table:table-cell office:value-type="float" office:value="545910">
            <text:p>545910</text:p>
          </table:table-cell>
          <table:table-cell office:value-type="float" office:value="167648">
            <text:p>167648</text:p>
          </table:table-cell>
          <table:table-cell office:value-type="float" office:value="45000">
            <text:p>45000</text:p>
          </table:table-cell>
          <table:table-cell office:value-type="float" office:value="77760">
            <text:p>77760</text:p>
          </table:table-cell>
          <table:table-cell office:value-type="float" office:value="30940">
            <text:p>30940</text:p>
          </table:table-cell>
          <table:table-cell office:value-type="float" office:value="20800">
            <text:p>20800</text:p>
          </table:table-cell>
          <table:table-cell office:value-type="float" office:value="92740">
            <text:p>92740</text:p>
          </table:table-cell>
          <table:table-cell office:value-type="float" office:value="7000">
            <text:p>7000</text:p>
          </table:table-cell>
          <table:table-cell office:value-type="float" office:value="128993">
            <text:p>128993</text:p>
          </table:table-cell>
          <table:table-cell office:value-type="float" office:value="238">
            <text:p>238</text:p>
          </table:table-cell>
          <table:table-cell office:value-type="string">
            <text:p>0.18</text:p>
          </table:table-cell>
          <table:table-cell office:value-type="string">
            <text:p>11712.34</text:p>
          </table:table-cell>
          <table:table-cell office:value-type="string">
            <text:p>703.18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SKP</text:p>
          </table:table-cell>
          <table:table-cell office:value-type="float" office:value="8">
            <text:p>8</text:p>
          </table:table-cell>
          <table:table-cell office:value-type="float" office:value="6097">
            <text:p>6097</text:p>
          </table:table-cell>
          <table:table-cell office:value-type="float" office:value="6297">
            <text:p>6297</text:p>
          </table:table-cell>
          <table:table-cell office:value-type="float" office:value="3097">
            <text:p>3097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143">
            <text:p>143</text:p>
          </table:table-cell>
          <table:table-cell office:value-type="string">
            <text:p>0.06</text:p>
          </table:table-cell>
          <table:table-cell office:value-type="string">
            <text:p>762.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STP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VAS</text:p>
          </table:table-cell>
          <table:table-cell office:value-type="float" office:value="137">
            <text:p>137</text:p>
          </table:table-cell>
          <table:table-cell office:value-type="float" office:value="1115218">
            <text:p>1115218</text:p>
          </table:table-cell>
          <table:table-cell office:value-type="float" office:value="1110494">
            <text:p>1110494</text:p>
          </table:table-cell>
          <table:table-cell office:value-type="float" office:value="341279">
            <text:p>341279</text:p>
          </table:table-cell>
          <table:table-cell office:value-type="float" office:value="61250">
            <text:p>61250</text:p>
          </table:table-cell>
          <table:table-cell office:value-type="float" office:value="163636">
            <text:p>163636</text:p>
          </table:table-cell>
          <table:table-cell office:value-type="float" office:value="23860">
            <text:p>23860</text:p>
          </table:table-cell>
          <table:table-cell office:value-type="float" office:value="21835">
            <text:p>21835</text:p>
          </table:table-cell>
          <table:table-cell office:value-type="float" office:value="177291">
            <text:p>177291</text:p>
          </table:table-cell>
          <table:table-cell office:value-type="float" office:value="74451">
            <text:p>74451</text:p>
          </table:table-cell>
          <table:table-cell office:value-type="float" office:value="300389">
            <text:p>300389</text:p>
          </table:table-cell>
          <table:table-cell office:value-type="float" office:value="236">
            <text:p>236</text:p>
          </table:table-cell>
          <table:table-cell office:value-type="string">
            <text:p>0.58</text:p>
          </table:table-cell>
          <table:table-cell office:value-type="string">
            <text:p>8140.28</text:p>
          </table:table-cell>
          <table:table-cell office:value-type="string">
            <text:p>174.16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VIHR</text:p>
          </table:table-cell>
          <table:table-cell office:value-type="float" office:value="226">
            <text:p>226</text:p>
          </table:table-cell>
          <table:table-cell office:value-type="float" office:value="1409313">
            <text:p>1409313</text:p>
          </table:table-cell>
          <table:table-cell office:value-type="float" office:value="1439183">
            <text:p>1439183</text:p>
          </table:table-cell>
          <table:table-cell office:value-type="float" office:value="909626">
            <text:p>909626</text:p>
          </table:table-cell>
          <table:table-cell office:value-type="float" office:value="111280">
            <text:p>111280</text:p>
          </table:table-cell>
          <table:table-cell office:value-type="float" office:value="314212">
            <text:p>314212</text:p>
          </table:table-cell>
          <table:table-cell office:value-type="float" office:value="43113">
            <text:p>43113</text:p>
          </table:table-cell>
          <table:table-cell office:value-type="float" office:value="470">
            <text:p>470</text:p>
          </table:table-cell>
          <table:table-cell office:value-type="float" office:value="93756">
            <text:p>93756</text:p>
          </table:table-cell>
          <table:table-cell office:value-type="float" office:value="3596">
            <text:p>3596</text:p>
          </table:table-cell>
          <table:table-cell office:value-type="float" office:value="19355">
            <text:p>19355</text:p>
          </table:table-cell>
          <table:table-cell office:value-type="float" office:value="228">
            <text:p>228</text:p>
          </table:table-cell>
          <table:table-cell office:value-type="string">
            <text:p>0.99</text:p>
          </table:table-cell>
          <table:table-cell office:value-type="string">
            <text:p>6235.9</text:p>
          </table:table-cell>
          <table:table-cell office:value-type="string">
            <text:p>190.77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VP</text:p>
          </table:table-cell>
          <table:table-cell office:value-type="float" office:value="20">
            <text:p>20</text:p>
          </table:table-cell>
          <table:table-cell office:value-type="float" office:value="8960">
            <text:p>8960</text:p>
          </table:table-cell>
          <table:table-cell office:value-type="float" office:value="11550">
            <text:p>11550</text:p>
          </table:table-cell>
          <table:table-cell office:value-type="float" office:value="9509">
            <text:p>9509</text:p>
          </table:table-cell>
          <table:table-cell office:value-type="float" office:value="300">
            <text:p>300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  <table:table-cell office:value-type="string">
            <text:p>0.33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8" table:default-cell-style-name="Default"/>
        <table:table-column table:style-name="co18" table:default-cell-style-name="ce2"/>
        <table:table-column table:style-name="co18" table:default-cell-style-name="ce3"/>
        <table:table-column table:style-name="co19" table:default-cell-style-name="ce3"/>
        <table:table-column table:style-name="co18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office:value-type="string">
            <text:p>Puolue</text:p>
          </table:table-cell>
          <table:table-cell office:value-type="string">
            <text:p>Ilmoittaneita</text:p>
          </table:table-cell>
          <table:table-cell office:value-type="string">
            <text:p>Ehdokkaita</text:p>
          </table:table-cell>
          <table:table-cell table:style-name="ce3" office:value-type="string">
            <text:p>%</text:p>
          </table:table-cell>
        </table:table-row>
        <table:table-row table:style-name="ro1">
          <table:table-cell/>
          <table:table-cell office:value-type="string">
            <text:p>KD</text:p>
          </table:table-cell>
          <table:table-cell office:value-type="float" office:value="13">
            <text:p>13</text:p>
          </table:table-cell>
          <table:table-cell office:value-type="float" office:value="191">
            <text:p>191</text:p>
          </table:table-cell>
          <table:table-cell table:formula="of:=[.C3]/[.D3]*100" office:value-type="float" office:value="6.80628272251309">
            <text:p>6.8</text:p>
          </table:table-cell>
        </table:table-row>
        <table:table-row table:style-name="ro1">
          <table:table-cell/>
          <table:table-cell office:value-type="string">
            <text:p>KESK</text:p>
          </table:table-cell>
          <table:table-cell office:value-type="float" office:value="125">
            <text:p>125</text:p>
          </table:table-cell>
          <table:table-cell office:value-type="float" office:value="233">
            <text:p>233</text:p>
          </table:table-cell>
          <table:table-cell table:formula="of:=[.C4]/[.D4]*100" office:value-type="float" office:value="53.6480686695279">
            <text:p>53.6</text:p>
          </table:table-cell>
        </table:table-row>
        <table:table-row table:style-name="ro1">
          <table:table-cell/>
          <table:table-cell office:value-type="string">
            <text:p>KOK</text:p>
          </table:table-cell>
          <table:table-cell office:value-type="float" office:value="19">
            <text:p>19</text:p>
          </table:table-cell>
          <table:table-cell office:value-type="float" office:value="232">
            <text:p>232</text:p>
          </table:table-cell>
          <table:table-cell table:formula="of:=[.C5]/[.D5]*100" office:value-type="float" office:value="8.18965517241379">
            <text:p>8.2</text:p>
          </table:table-cell>
        </table:table-row>
        <table:table-row table:style-name="ro1">
          <table:table-cell/>
          <table:table-cell office:value-type="string">
            <text:p>M11</text:p>
          </table:table-cell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table:formula="of:=[.C6]/[.D6]*100" office:value-type="float" office:value="28.7878787878788">
            <text:p>28.8</text:p>
          </table:table-cell>
        </table:table-row>
        <table:table-row table:style-name="ro1">
          <table:table-cell/>
          <table:table-cell office:value-type="string">
            <text:p>PIR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table:formula="of:=[.C7]/[.D7]*100" office:value-type="float" office:value="63.7795275590551">
            <text:p>63.8</text:p>
          </table:table-cell>
        </table:table-row>
        <table:table-row table:style-name="ro1">
          <table:table-cell/>
          <table:table-cell office:value-type="string">
            <text:p>PS</text:p>
          </table:table-cell>
          <table:table-cell office:value-type="float" office:value="32">
            <text:p>32</text:p>
          </table:table-cell>
          <table:table-cell office:value-type="float" office:value="238">
            <text:p>238</text:p>
          </table:table-cell>
          <table:table-cell table:formula="of:=[.C8]/[.D8]*100" office:value-type="float" office:value="13.4453781512605">
            <text:p>13.4</text:p>
          </table:table-cell>
        </table:table-row>
        <table:table-row table:style-name="ro1">
          <table:table-cell/>
          <table:table-cell office:value-type="string">
            <text:p>RKP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table:formula="of:=[.C9]/[.D9]*100" office:value-type="float" office:value="7.2289156626506">
            <text:p>7.2</text:p>
          </table:table-cell>
        </table:table-row>
        <table:table-row table:style-name="ro1">
          <table:table-cell/>
          <table:table-cell office:value-type="string">
            <text:p>SDP</text:p>
          </table:table-cell>
          <table:table-cell office:value-type="float" office:value="44">
            <text:p>44</text:p>
          </table:table-cell>
          <table:table-cell office:value-type="float" office:value="238">
            <text:p>238</text:p>
          </table:table-cell>
          <table:table-cell table:formula="of:=[.C10]/[.D10]*100" office:value-type="float" office:value="18.4873949579832">
            <text:p>18.5</text:p>
          </table:table-cell>
        </table:table-row>
        <table:table-row table:style-name="ro1">
          <table:table-cell/>
          <table:table-cell office:value-type="string">
            <text:p>SKP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table:formula="of:=[.C11]/[.D11]*100" office:value-type="float" office:value="5.59440559440559">
            <text:p>5.6</text:p>
          </table:table-cell>
        </table:table-row>
        <table:table-row table:style-name="ro1">
          <table:table-cell/>
          <table:table-cell office:value-type="string">
            <text:p>STP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C12]/[.D12]*100" office:value-type="float" office:value="2.12765957446808">
            <text:p>2.1</text:p>
          </table:table-cell>
        </table:table-row>
        <table:table-row table:style-name="ro1">
          <table:table-cell/>
          <table:table-cell office:value-type="string">
            <text:p>VAS</text:p>
          </table:table-cell>
          <table:table-cell office:value-type="float" office:value="137">
            <text:p>137</text:p>
          </table:table-cell>
          <table:table-cell office:value-type="float" office:value="236">
            <text:p>236</text:p>
          </table:table-cell>
          <table:table-cell table:formula="of:=[.C13]/[.D13]*100" office:value-type="float" office:value="58.0508474576271">
            <text:p>58.1</text:p>
          </table:table-cell>
        </table:table-row>
        <table:table-row table:style-name="ro1">
          <table:table-cell/>
          <table:table-cell office:value-type="string">
            <text:p>VIHR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table:formula="of:=[.C14]/[.D14]*100" office:value-type="float" office:value="99.1228070175439">
            <text:p>99.1</text:p>
          </table:table-cell>
        </table:table-row>
        <table:table-row table:style-name="ro1">
          <table:table-cell/>
          <table:table-cell office:value-type="string">
            <text:p>VP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[.C15]/[.D15]*100" office:value-type="float" office:value="33.3333333333333">
            <text:p>33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15/04/2011</text:date>, <text:time>18:5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8:55:58</dc:date>
    <dc:creator>Joona Lehtomäki</dc:creator>
    <meta:generator>LibreOffice/3.3$Unix LibreOffice_project/330m19$Build-8</meta:generator>
    <meta:editing-duration>PT2M19S</meta:editing-duration>
    <meta:editing-cycles>1</meta:editing-cycles>
    <meta:document-statistic meta:table-count="2" meta:cell-count="293" meta:object-count="0"/>
  </office:meta>
</office:document-meta>
</file>